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565538763824115074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503981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94911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491482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763406004788198511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55617616268185148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530799253198044852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28736821152910636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41397314799945653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196448505709811314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6"><text:span text:style-name="T3"/></text:p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6"><text:span text:style-name="T3">I walked about 75 yards during each half 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5T14:28:54.76</dc:date>
    <dc:creator>James  Lombardi</dc:creator>
    <meta:editing-duration>P7DT11H44M</meta:editing-duration>
    <meta:editing-cycles>659</meta:editing-cycles>
    <meta:generator>OpenOffice/4.1.2$Win32 OpenOffice.org_project/412m3$Build-9782</meta:generator>
    <meta:document-statistic meta:table-count="0" meta:image-count="0" meta:object-count="0" meta:page-count="18" meta:paragraph-count="478" meta:word-count="6148" meta:character-count="30528"/>
  </office:meta>
</office:document-meta>
</file>